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0.957cm" fo:min-width="0.70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048cm" svg:height="2.794cm" svg:x="13.827cm" svg:y="14.208cm">
          <text:p text:style-name="P1">Engi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699cm" svg:height="2.159cm" svg:x="9.89cm" svg:y="5.807cm">
          <text:p text:style-name="P1">QUEU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699cm" svg:height="2.159cm" svg:x="9.89cm" svg:y="1.889cm">
          <text:p text:style-name="P1">WAIT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3" draw:id="id3" draw:layer="layout" svg:width="4.699cm" svg:height="2.159cm" svg:x="9.89cm" svg:y="10.398cm">
          <text:p text:style-name="P1">EXECU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699cm" svg:height="2.159cm" svg:x="8.366cm" svg:y="17.764cm">
          <text:p text:style-name="P1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4.699cm" svg:height="2.159cm" svg:x="2.016cm" svg:y="26.019cm">
          <text:p text:style-name="P1">CANCELLE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6" draw:id="id6" draw:layer="layout" svg:width="4.699cm" svg:height="2.159cm" svg:x="14.208cm" svg:y="25.892cm">
          <text:p text:style-name="P1">DON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xml:id="id7" draw:id="id7" draw:layer="layout" svg:width="2.413cm" svg:height="2.413cm" svg:x="7.096cm" svg:y="21.574cm">
          <text:p text:style-name="P1">Us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12.24cm" svg:y1="4.048cm" svg:x2="12.24cm" svg:y2="5.807cm" draw:start-shape="id1" draw:start-glue-point="6" draw:end-shape="id2" draw:end-glue-point="4" svg:d="M12240 4048v1759" svg:viewBox="0 0 1 1760">
          <text:p/>
        </draw:connector>
        <draw:connector draw:style-name="gr4" draw:text-style-name="P2" draw:layer="layout" svg:x1="12.24cm" svg:y1="12.557cm" svg:x2="15.351cm" svg:y2="14.208cm" draw:start-shape="id3" draw:start-glue-point="6" draw:end-shape="id4" draw:end-glue-point="4" svg:d="M12240 12557v826h3111v825" svg:viewBox="0 0 3112 1652">
          <text:p/>
        </draw:connector>
        <draw:connector draw:style-name="gr5" draw:text-style-name="P2" draw:layer="layout" svg:x1="13.827cm" svg:y1="15.605cm" svg:x2="10.716cm" svg:y2="17.764cm" draw:start-shape="id4" draw:start-glue-point="5" draw:end-shape="id5" draw:end-glue-point="4" svg:d="M13827 15605h-3111v2159" svg:viewBox="0 0 3112 2160">
          <text:p text:style-name="P1">Error</text:p>
        </draw:connector>
        <draw:connector draw:style-name="gr5" draw:text-style-name="P2" draw:layer="layout" svg:x1="15.351cm" svg:y1="17.002cm" svg:x2="16.558cm" svg:y2="25.892cm" draw:start-shape="id4" draw:start-glue-point="6" draw:end-shape="id6" draw:end-glue-point="4" svg:d="M15351 17002v4445h1207v4445" svg:viewBox="0 0 1208 8891">
          <text:p text:style-name="P1">No Error</text:p>
        </draw:connector>
        <draw:connector draw:style-name="gr4" draw:text-style-name="P2" draw:layer="layout" svg:x1="10.716cm" svg:y1="19.923cm" svg:x2="8.303cm" svg:y2="21.574cm" draw:start-shape="id5" draw:start-glue-point="6" draw:end-shape="id7" draw:end-glue-point="4" svg:d="M10716 19923v825h-2413v826" svg:viewBox="0 0 2414 1652">
          <text:p/>
        </draw:connector>
        <draw:connector draw:style-name="gr5" draw:text-style-name="P2" draw:layer="layout" svg:x1="8.303cm" svg:y1="23.987cm" svg:x2="4.366cm" svg:y2="26.019cm" draw:start-shape="id7" draw:start-glue-point="6" draw:end-shape="id8" draw:end-glue-point="4" svg:d="M8303 23987v1016h-3937v1016" svg:viewBox="0 0 3938 2033">
          <text:p text:style-name="P1">Cancelled</text:p>
        </draw:connector>
        <draw:connector draw:style-name="gr5" draw:text-style-name="P2" draw:layer="layout" svg:x1="7.096cm" svg:y1="22.781cm" svg:x2="9.89cm" svg:y2="2.969cm" draw:start-shape="id7" draw:start-glue-point="5" draw:end-shape="id1" draw:end-glue-point="5" svg:d="M7096 22781h-502v-19812h3296" svg:viewBox="0 0 3297 19813">
          <text:p text:style-name="P1">ReSubmit</text:p>
        </draw:connector>
        <draw:connector draw:style-name="gr4" draw:text-style-name="P2" draw:layer="layout" svg:x1="4.366cm" svg:y1="28.178cm" svg:x2="8.303cm" svg:y2="21.574cm" draw:start-shape="id8" draw:start-glue-point="6" draw:end-shape="id7" draw:end-glue-point="4" svg:d="M4366 28178v501h5644v-7607h-1707v502" svg:viewBox="0 0 5645 7608">
          <text:p/>
        </draw:connector>
        <draw:connector draw:style-name="gr4" draw:text-style-name="P2" draw:layer="layout" svg:x1="12.24cm" svg:y1="7.966cm" svg:x2="12.24cm" svg:y2="10.398cm" draw:start-shape="id2" draw:start-glue-point="6" draw:end-shape="id3" draw:end-glue-point="4" svg:d="M12240 7966v2432" svg:viewBox="0 0 1 24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3:24:04.268456155</meta:creation-date>
    <dc:date>2017-07-24T00:04:07.257726757</dc:date>
    <meta:editing-duration>PT29M52S</meta:editing-duration>
    <meta:editing-cycles>2</meta:editing-cycles>
    <meta:generator>LibreOffice/5.3.1.2$Linux_X86_64 LibreOffice_project/30m0$Build-2</meta:generator>
    <meta:document-statistic meta:object-count="17"/>
  </office:meta>
</office:document-meta>
</file>